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ucida Sans Typewriter" svg:font-family="'Lucida Sans Typewriter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ucida Sans" svg:font-family="'Lucida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ing_20_6">
      <style:paragraph-properties fo:margin-top="0in" fo:margin-bottom="0.0799in"/>
    </style:style>
    <style:style style:name="P2" style:family="paragraph" style:parent-style-name="CheatText">
      <style:paragraph-properties fo:background-color="#ccffff">
        <style:background-image/>
      </style:paragraph-properties>
      <style:text-properties fo:font-size="8pt" style:font-size-asian="8pt" style:font-size-complex="8pt"/>
    </style:style>
    <style:style style:name="P3" style:family="paragraph" style:parent-style-name="Preformatted_20_Text">
      <style:text-properties style:font-name="Lucida Sans" fo:font-size="8pt" style:font-size-asian="8pt" style:font-size-complex="8pt"/>
    </style:style>
    <style:style style:name="P4" style:family="paragraph" style:parent-style-name="Preformatted_20_Text">
      <style:text-properties style:font-name="Lucida Sans" fo:font-size="7pt" style:font-size-asian="7pt" style:font-size-complex="7pt"/>
    </style:style>
    <style:style style:name="P5" style:family="paragraph" style:parent-style-name="Preformatted_20_Text">
      <style:paragraph-properties fo:margin-top="0in" fo:margin-bottom="0.1965in"/>
      <style:text-properties style:font-name="Lucida Sans" fo:font-size="7pt" style:font-size-asian="7pt" style:font-size-complex="7pt"/>
    </style:style>
    <style:style style:name="P6" style:family="paragraph" style:parent-style-name="CheatCode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6">qooxdoo Generator Cheat Sheet - v.0.8.3-1</text:h>
      <text:p text:style-name="CheatText">This cheat sheet summarizes the options available for the generator and its Json config files.</text:p>
      <text:p text:style-name="CheatHeader">Generator Options</text:p>
      <text:p text:style-name="P2">shell&gt; generator.py -h</text:p>
      <text:p text:style-name="P2">Usage: generator.py [options] job,...</text:p>
      <text:p text:style-name="P2"/>
      <text:p text:style-name="P2">Arguments:</text:p>
      <text:p text:style-name="P2"><text:s text:c="2"/>job,... <text:s text:c="14"/>a list of jobs (like 'source' or 'copy-files',</text:p>
      <text:p text:style-name="P2"><text:s text:c="26"/>without the quotes) to perform</text:p>
      <text:p text:style-name="P2"><text:s text:c="2"/>x <text:s text:c="21"/>use 'x' to get a list of all available jobs</text:p>
      <text:p text:style-name="P2"><text:s text:c="26"/>from the configuration file</text:p>
      <text:p text:style-name="P2"/>
      <text:p text:style-name="P2">Options:</text:p>
      <text:p text:style-name="P2"><text:s text:c="2"/>-h, --help <text:s text:c="8"/>show this help message and exit</text:p>
      <text:p text:style-name="P2"><text:s text:c="2"/>-c CFGFILE, --config=CFGFILE</text:p>
      <text:p text:style-name="P2"><text:s text:c="25"/>path to configuration file containing job definitions</text:p>
      <text:p text:style-name="P2"><text:s text:c="25"/>(default: config.json)</text:p>
      <text:p text:style-name="P2"><text:s text:c="2"/>-q, --quiet <text:s text:c="6"/>quiet output mode (extra quiet)</text:p>
      <text:p text:style-name="P2"><text:s text:c="2"/>-v, --verbose <text:s text:c="2"/>verbose output mode (extra verbose)</text:p>
      <text:p text:style-name="P2"><text:s text:c="2"/>-l FILENAME, --logfile=FILENAME</text:p>
      <text:p text:style-name="P2"><text:s text:c="25"/>log file</text:p>
      <text:p text:style-name="CheatHeader">Default Jobs</text:p>
      <text:p text:style-name="P3"><text:s text:c="2"/><text:span text:style-name="T1">- api <text:s text:c="9"/>-- create api doc for the current library</text:span></text:p>
      <text:p text:style-name="P4"><text:s text:c="2"/>- build <text:s text:c="6"/>-- create build version of current application</text:p>
      <text:p text:style-name="P4"><text:s text:c="2"/>- clean <text:s text:c="6"/>-- remove local cache and generated .js files <text:s text:c="5"/></text:p>
      <text:p text:style-name="P4"><text:s text:c="25"/>(source/build)</text:p>
      <text:p text:style-name="P4"><text:s text:c="2"/>- distclean -- remove the cache and all generated artefacts of </text:p>
      <text:p text:style-name="P4"><text:s text:c="26"/>this library (source, build, ...)</text:p>
      <text:p text:style-name="P4"><text:s text:c="2"/>- fix <text:s text:c="10"/>-- normalize whitespace in .js files of the current library (tabs, eol, </text:p>
      <text:p text:style-name="P4"><text:s text:c="25"/>...)</text:p>
      <text:p text:style-name="P4"><text:s text:c="2"/>- inspector -- create an inspector instance in the current library</text:p>
      <text:p text:style-name="P4"><text:s text:c="2"/>- lint <text:s text:c="9"/>-- check the source code of the .js files of the current library</text:p>
      <text:p text:style-name="P4"><text:s text:c="2"/>- migration -- migrate the .js files of the current library to the current qooxdoo </text:p>
      <text:p text:style-name="P4"><text:s text:c="26"/>version</text:p>
      <text:p text:style-name="P4"><text:s text:c="2"/>- pretty <text:s text:c="6"/>-- pretty-formatting of the source code of the current library</text:p>
      <text:p text:style-name="P4"><text:s text:c="2"/>- profiling <text:s text:c="2"/>-- includer job, to activate profiling</text:p>
      <text:p text:style-name="P4"><text:s text:c="2"/>- source <text:s text:c="5"/>-- create source version of current application</text:p>
      <text:p text:style-name="P4"><text:s text:c="2"/>- source-all -- create source version of current application, with all classes</text:p>
      <text:p text:style-name="P4"><text:s text:c="2"/>- test <text:s text:c="10"/>-- create a test runner app for unit tests of the current library</text:p>
      <text:p text:style-name="P4"><text:s text:c="2"/>- test-source <text:s/>-- create a test runner app for unit tests (source version) of the </text:p>
      <text:p text:style-name="P4"><text:s text:c="30"/>current library</text:p>
      <text:p text:style-name="P5"><text:s text:c="2"/>- translation <text:s text:c="2"/>-- create .po files for current library</text:p>
      <text:p text:style-name="CheatText"/>
      <text:p text:style-name="CheatHeader">Config File Layout</text:p>
      <text:p text:style-name="CheatText">This is the general layout of a config file:</text:p>
      <text:p text:style-name="P6">{</text:p>
      <text:p text:style-name="P6"><text:s text:c="2"/>“name” : “&lt;descriptive text&gt;”,</text:p>
      <text:p text:style-name="P6"><text:s text:c="2"/>“include” : [</text:p>
      <text:p text:style-name="P6"><text:s text:c="4"/>{ <text:s/>“path” <text:s text:c="2"/>: “&lt;os path&gt;”,</text:p>
      <text:p text:style-name="P6"><text:s text:c="7"/>“as” <text:s text:c="4"/>: “&lt;library prefix&gt;”,</text:p>
      <text:p text:style-name="P6"><text:s text:c="7"/>“import” : [&lt;job&gt;,...{“name”:&lt;job&gt;, “as”:&lt;alias&gt;},..],</text:p>
      <text:p text:style-name="P6"><text:s text:c="7"/>“block” <text:s/>: [&lt;job&gt;,...]</text:p>
      <text:p text:style-name="P6"><text:s text:c="4"/>}</text:p>
      <text:p text:style-name="P6"><text:s text:c="2"/>],</text:p>
      <text:p text:style-name="P6"><text:s text:c="2"/>“let” <text:s/>: { &lt;macro&gt; : &lt;value&gt;, ...},</text:p>
      <text:p text:style-name="P6"><text:s text:c="2"/>“export” : [&lt;job&gt;,...],</text:p>
      <text:p text:style-name="P6"><text:s text:c="2"/>“jobs” : {</text:p>
      <text:p text:style-name="P6"><text:s text:c="4"/>&lt;job&gt; : {</text:p>
      <text:p text:style-name="P6"><text:s text:c="6"/>“api” : {...},</text:p>
      <text:p text:style-name="P6"><text:s text:c="6"/>“asset-let” : {...},</text:p>
      <text:p text:style-name="P6"><text:s text:c="6"/>“cache” : {...},</text:p>
      <text:p text:style-name="P6"><text:s text:c="6"/>“clean-files” : {...},</text:p>
      <text:p text:style-name="P6"><text:s text:c="6"/>“combine-images” : {...},</text:p>
      <text:p text:style-name="P6"><text:s text:c="6"/>“compile-dist” : {...},</text:p>
      <text:p text:style-name="P6"><text:s text:c="6"/>“compile-source” : {...},</text:p>
      <text:p text:style-name="P6"><text:s text:c="6"/>“copy-files” : {...},</text:p>
      <text:p text:style-name="P6"><text:s text:c="6"/>“copy-resources” : {...},</text:p>
      <text:p text:style-name="P6"><text:s text:c="6"/>“dependencies” : {...},</text:p>
      <text:p text:style-name="P6"><text:s text:c="6"/>“desc” : “&lt;descriptive text&gt;”,</text:p>
      <text:p text:style-name="P6"><text:s text:c="6"/>“exclude” : [...],</text:p>
      <text:p text:style-name="P6"><text:s text:c="6"/>“export” <text:s/>: [...],</text:p>
      <text:p text:style-name="P6"><text:s text:c="6"/>“extend” <text:s/>: [...],</text:p>
      <text:p text:style-name="P6"><text:s text:c="6"/>“fix-files” : {...},</text:p>
      <text:p text:style-name="P6"><text:s text:c="6"/>“include” : [...],</text:p>
      <text:p text:style-name="P6"><text:s text:c="6"/>“let” : {...},</text:p>
      <text:p text:style-name="P6"><text:s text:c="6"/>“library” : [...],</text:p>
      <text:p text:style-name="P6"><text:s text:c="6"/>“lint-check” : {...},</text:p>
      <text:p text:style-name="P6"><text:s text:c="6"/>“log” : {...},</text:p>
      <text:p text:style-name="P6"><text:s text:c="6"/>“migrate-files” : {...},</text:p>
      <text:p text:style-name="P6"><text:s text:c="6"/>“packages” : {...},</text:p>
      <text:p text:style-name="P6"><text:s text:c="6"/>“pretty-print” : {...},</text:p>
      <text:p text:style-name="P6"><text:s text:c="6"/>“require” : {...},</text:p>
      <text:p text:style-name="P6"><text:s text:c="6"/>“run” : [...],</text:p>
      <text:p text:style-name="P6"><text:s text:c="6"/>“settings” : {...},</text:p>
      <text:p text:style-name="P6"><text:s text:c="6"/>“shell” : {...},</text:p>
      <text:p text:style-name="P6"><text:s text:c="6"/>“slice-images” : {...},</text:p>
      <text:p text:style-name="P6"><text:s text:c="6"/>“translate” : {...},</text:p>
      <text:p text:style-name="P6"><text:s text:c="6"/>“variants” : {...}</text:p>
      <text:p text:style-name="P6"><text:s text:c="4"/>}</text:p>
      <text:p text:style-name="P6"><text:s text:c="2"/>}</text:p>
      <text:p text:style-name="P6">}</text:p>
      <text:p text:style-name="CheatText"/>
      <text:p text:style-name="CheatHeader">Config Keys</text:p>
      <text:p text:style-name="CheatText">"<text:span text:style-name="T2">api</text:span>" :</text:p>
      <text:p text:style-name="CheatText">{</text:p>
      <text:p text:style-name="CheatText"><text:s text:c="2"/>"path" : "&lt;path&gt;"</text:p>
      <text:p text:style-name="CheatText">}</text:p>
      <text:p text:style-name="CheatText"/>
      <text:p text:style-name="CheatText">"<text:span text:style-name="T2">asset-let</text:span>" :</text:p>
      <text:p text:style-name="CheatText">{</text:p>
      <text:p text:style-name="CheatText"><text:s text:c="2"/>"&lt;macro_name&gt;" : [ "foo", "bar", "baz" ]</text:p>
      <text:p text:style-name="CheatText">}</text:p>
      <text:p text:style-name="CheatText"/>
      <text:p text:style-name="CheatText">"<text:span text:style-name="T2">cache</text:span>" :</text:p>
      <text:p text:style-name="CheatText">{</text:p>
      <text:p text:style-name="CheatText"><text:s text:c="2"/>"compile" <text:s text:c="4"/>: "&lt;path&gt;",</text:p>
      <text:p text:style-name="CheatText"><text:s text:c="2"/>"downloads" : "&lt;path&gt;"</text:p>
      <text:p text:style-name="CheatText">}</text:p>
      <text:p text:style-name="CheatText"/>
      <text:p text:style-name="CheatText">"<text:span text:style-name="T2">clean-files</text:span>" :</text:p>
      <text:p text:style-name="CheatText">{</text:p>
      <text:p text:style-name="CheatText"><text:s text:c="2"/>"&lt;doc_string&gt;" :</text:p>
      <text:p text:style-name="CheatText"><text:s text:c="2"/>[</text:p>
      <text:p text:style-name="CheatText"><text:s text:c="4"/>"&lt;path&gt;",</text:p>
      <text:p text:style-name="CheatText"><text:s text:c="4"/>"&lt;path&gt;"</text:p>
      <text:p text:style-name="CheatText"><text:s text:c="2"/>]</text:p>
      <text:p text:style-name="CheatText">}</text:p>
      <text:p text:style-name="CheatText"/>
      <text:p text:style-name="CheatText">"<text:span text:style-name="T2">combine-images</text:span>" :</text:p>
      <text:p text:style-name="CheatText">{</text:p>
      <text:p text:style-name="CheatText"><text:s text:c="2"/>"images" :</text:p>
      <text:p text:style-name="CheatText"><text:s text:c="2"/>{</text:p>
      <text:p text:style-name="CheatText"><text:s text:c="4"/>"&lt;output_image&gt;" :</text:p>
      <text:p text:style-name="CheatText"><text:s text:c="4"/>{</text:p>
      <text:p text:style-name="CheatText"><text:s text:c="8"/>"input" : [ "&lt;path&gt;", "&lt;path&gt;" ],</text:p>
      <text:p text:style-name="CheatText"><text:s text:c="8"/>"layout": ("horizontal"|"vertical")</text:p>
      <text:p text:style-name="CheatText"><text:s text:c="4"/>}</text:p>
      <text:p text:style-name="CheatText"><text:s text:c="2"/>}</text:p>
      <text:p text:style-name="CheatText">}</text:p>
      <text:p text:style-name="CheatText"/>
      <text:p text:style-name="CheatText">"<text:span text:style-name="T2">compile-dist</text:span>" :</text:p>
      <text:p text:style-name="CheatText">{</text:p>
      <text:p text:style-name="CheatText"><text:s text:c="2"/>"paths" :</text:p>
      <text:p text:style-name="CheatText"><text:s text:c="2"/>{</text:p>
      <text:p text:style-name="CheatText"><text:s text:c="4"/>"file" <text:s text:c="4"/>: "&lt;path&gt;",</text:p>
      <text:p text:style-name="CheatText"><text:s text:c="4"/>"gzip" <text:s text:c="4"/>: (true|false)</text:p>
      <text:p text:style-name="CheatText"><text:s text:c="2"/>},</text:p>
      <text:p text:style-name="CheatText"><text:s text:c="2"/>"uris" :</text:p>
      <text:p text:style-name="CheatText"><text:s text:c="2"/>{</text:p>
      <text:p text:style-name="CheatText"><text:s text:c="4"/>"script" <text:s text:c="2"/>: "script",</text:p>
      <text:p text:style-name="CheatText"><text:s text:c="4"/>"resource" : "resource"</text:p>
      <text:p text:style-name="CheatText"><text:s text:c="2"/>},</text:p>
      <text:p text:style-name="CheatText"><text:s text:c="2"/>"code" :</text:p>
      <text:p text:style-name="CheatText"><text:s text:c="2"/>{</text:p>
      <text:p text:style-name="CheatText"><text:s text:c="4"/>"format" <text:s text:c="2"/>: (true|false),</text:p>
      <text:p text:style-name="CheatText"><text:s text:c="4"/>"locales" <text:s/>: ["de", "en"],</text:p>
      <text:p text:style-name="CheatText"><text:s text:c="4"/>"optimize" : ["variables", "basecalls", "privates", "strings"]</text:p>
      <text:p text:style-name="CheatText"><text:s text:c="2"/>}</text:p>
      <text:p text:style-name="CheatText">}</text:p>
      <text:p text:style-name="CheatText"/>
      <text:p text:style-name="CheatText">"<text:span text:style-name="T2">compile-source</text:span>" :</text:p>
      <text:p text:style-name="CheatText">{</text:p>
      <text:p text:style-name="CheatText"><text:s text:c="2"/>"file" : "&lt;filepath&gt;",</text:p>
      <text:p text:style-name="CheatText"><text:s text:c="2"/>"root" : "&lt;path_to_html_dir&gt;",</text:p>
      <text:p text:style-name="CheatText"><text:s text:c="2"/>"locales" : ["de", "en"],</text:p>
      <text:p text:style-name="CheatText"><text:s text:c="2"/>"gzip" : (true|false)</text:p>
      <text:p text:style-name="CheatText">}</text:p>
      <text:p text:style-name="CheatText"/>
      <text:p text:style-name="CheatText">"<text:span text:style-name="T2">copy-files</text:span>" :</text:p>
      <text:p text:style-name="CheatText">{</text:p>
      <text:p text:style-name="CheatText"><text:s text:c="2"/>"files" <text:s text:c="4"/>: [ "&lt;path&gt;", "&lt;path&gt;" ],</text:p>
      <text:p text:style-name="CheatText"><text:s text:c="2"/>"source" : "&lt;path&gt;",</text:p>
      <text:p text:style-name="CheatText"><text:s text:c="2"/>"target" <text:s/>: "&lt;path&gt;"</text:p>
      <text:p text:style-name="CheatText">}</text:p>
      <text:p text:style-name="CheatText"/>
      <text:p text:style-name="CheatText">"<text:span text:style-name="T2">copy-resources</text:span>" :</text:p>
      <text:p text:style-name="CheatText">{</text:p>
      <text:p text:style-name="CheatText"><text:s text:c="2"/>"target" : "&lt;path&gt;"</text:p>
      <text:p text:style-name="CheatText">}</text:p>
      <text:p text:style-name="CheatText"/>
      <text:p text:style-name="CheatText">"<text:span text:style-name="T2">dependencies</text:span>" : </text:p>
      <text:p text:style-name="CheatText">{</text:p>
      <text:p text:style-name="CheatText"><text:s text:c="2"/>"follow-static-initializers" <text:s/>: (true|false)</text:p>
      <text:p text:style-name="CheatText">}</text:p>
      <text:p text:style-name="CheatText"/>
      <text:p text:style-name="CheatText">"<text:span text:style-name="T2">desc</text:span>" : "Some text."</text:p>
      <text:p text:style-name="CheatText"/>
      <text:p text:style-name="CheatText">"<text:span text:style-name="T2">exclude</text:span>" : ["qx.util.*"]</text:p>
      <text:p text:style-name="CheatText"/>
      <text:p text:style-name="CheatText">"<text:span text:style-name="T2">export</text:span>" : ["job1", "job2", "job3"]</text:p>
      <text:p text:style-name="CheatText"/>
      <text:p text:style-name="CheatText">"<text:span text:style-name="T2">extend</text:span>" : [ "job1", "job2", "job3" ]</text:p>
      <text:p text:style-name="CheatText"/>
      <text:p text:style-name="CheatText">"<text:span text:style-name="T2">fix-files</text:span>" : {}</text:p>
      <text:p text:style-name="CheatText"/>
      <text:p text:style-name="CheatText">"<text:span text:style-name="T2">include</text:span>" : ["qx.util.*"] <text:s/>// job-level</text:p>
      <text:p text:style-name="CheatText"/>
      <text:p text:style-name="CheatText">"<text:span text:style-name="T2">include</text:span>" : <text:s text:c="2"/>// top-level</text:p>
      <text:p text:style-name="CheatText">[</text:p>
      <text:p text:style-name="CheatText"><text:s text:c="2"/>{</text:p>
      <text:p text:style-name="CheatText"><text:s text:c="4"/>"path" <text:s text:c="2"/>: "&lt;path&gt;",</text:p>
      <text:p text:style-name="CheatText"><text:s text:c="4"/>"as" <text:s text:c="4"/>: "&lt;name&gt;",</text:p>
      <text:p text:style-name="CheatText"><text:s text:c="4"/>"import" : ["extjob1", "extjob2", "extjob3"],</text:p>
      <text:p text:style-name="CheatText"><text:s text:c="4"/>"block" <text:s/>: ["extjob4", "extjob5"]</text:p>
      <text:p text:style-name="CheatText"><text:s text:c="2"/>}</text:p>
      <text:p text:style-name="CheatText">]</text:p>
      <text:p text:style-name="CheatText"/>
      <text:p text:style-name="CheatText">"<text:span text:style-name="T2">jobs</text:span>" :</text:p>
      <text:p text:style-name="CheatText">{</text:p>
      <text:p text:style-name="CheatText"><text:s text:c="2"/>"&lt;job_name&gt;" : { &lt;job_definition&gt; }</text:p>
      <text:p text:style-name="CheatText">}</text:p>
      <text:p text:style-name="CheatText"/>
      <text:p text:style-name="CheatText">"<text:span text:style-name="T2">let</text:span>" :</text:p>
      <text:p text:style-name="CheatText">{</text:p>
      <text:p text:style-name="CheatText"><text:s text:c="2"/>"&lt;macro_name&gt;" <text:s/>: "&lt;string&gt;",</text:p>
      <text:p text:style-name="CheatText"><text:s text:c="2"/>"&lt;macro_name1&gt;" : [ ... ],</text:p>
      <text:p text:style-name="CheatText"><text:s text:c="2"/>"&lt;macro_name2&gt;" : { ... }</text:p>
      <text:p text:style-name="CheatText">}</text:p>
      <text:p text:style-name="CheatText"/>
      <text:p text:style-name="CheatText">"<text:span text:style-name="T2">library</text:span>" :</text:p>
      <text:p text:style-name="CheatText">[</text:p>
      <text:p text:style-name="CheatText"><text:s text:c="2"/>{</text:p>
      <text:p text:style-name="CheatText"><text:s text:c="4"/>"manifest" <text:s text:c="2"/>: "&lt;path&gt;",</text:p>
      <text:p text:style-name="CheatText"><text:s text:c="4"/>"uri" <text:s text:c="7"/>: "&lt;from_html_to_manifest_dir&gt;",</text:p>
      <text:p text:style-name="CheatText"><text:s text:c="4"/>"namespace" <text:s/>: "&lt;string&gt;"</text:p>
      <text:p text:style-name="CheatText"><text:s text:c="2"/>}</text:p>
      <text:p text:style-name="CheatText">]</text:p>
      <text:p text:style-name="CheatText"/>
      <text:p text:style-name="CheatText">"<text:span text:style-name="T2">lint-check</text:span>" :</text:p>
      <text:p text:style-name="CheatText">{</text:p>
      <text:p text:style-name="CheatText"><text:s text:c="2"/>"allowed-globals" : [ "qx", "${APPLICATION}" ]</text:p>
      <text:p text:style-name="CheatText">}</text:p>
      <text:p text:style-name="CheatText"/>
      <text:p text:style-name="CheatText">"<text:span text:style-name="T2">log</text:span>" :</text:p>
      <text:p text:style-name="CheatText">{</text:p>
      <text:p text:style-name="CheatText"><text:s text:c="2"/>"classes-unused" : [ "custom.*", "qx.util.*" ],</text:p>
      <text:p text:style-name="CheatText"><text:s text:c="2"/>"privates" <text:s text:c="6"/>: ("on"|"off"),</text:p>
      <text:p text:style-name="CheatText"><text:s text:c="2"/>"dependencies" <text:s text:c="2"/>: ("using"|"used-by"|"off")</text:p>
      <text:p text:style-name="CheatText">}</text:p>
      <text:p text:style-name="CheatText"/>
      <text:p text:style-name="CheatText">"<text:span text:style-name="T2">migrate-files</text:span>" :</text:p>
      <text:p text:style-name="CheatText">{</text:p>
      <text:p text:style-name="CheatText"><text:s text:c="3"/>"from-version" : "0.7",</text:p>
      <text:p text:style-name="CheatText"><text:s text:c="3"/>"migrate-html" : false</text:p>
      <text:p text:style-name="CheatText">}</text:p>
      <text:p text:style-name="CheatText"/>
      <text:p text:style-name="CheatText">"<text:span text:style-name="T2">packages</text:span>" :</text:p>
      <text:p text:style-name="CheatText">{</text:p>
      <text:p text:style-name="CheatText"><text:s text:c="2"/>"parts" <text:s text:c="3"/>: </text:p>
      <text:p text:style-name="CheatText"><text:s text:c="2"/>{</text:p>
      <text:p text:style-name="CheatText"><text:s text:c="4"/>"&lt;part_name&gt;" : [ "app.class1", "app.class2.*" ]</text:p>
      <text:p text:style-name="CheatText"><text:s text:c="2"/>},</text:p>
      <text:p text:style-name="CheatText"><text:s text:c="2"/>"sizes" <text:s text:c="3"/>: </text:p>
      <text:p text:style-name="CheatText"><text:s text:c="2"/>{</text:p>
      <text:p text:style-name="CheatText"><text:s text:c="4"/>"min-package" : 1,</text:p>
      <text:p text:style-name="CheatText"><text:s text:c="4"/>"min-package-unshared" : 1</text:p>
      <text:p text:style-name="CheatText"><text:s text:c="2"/>},</text:p>
      <text:p text:style-name="CheatText"><text:s text:c="2"/>"init" <text:s text:c="4"/>: "&lt;part_name&gt;",</text:p>
      <text:p text:style-name="CheatText"><text:s text:c="2"/>"collapse" : [ "&lt;part_name1&gt;", "&lt;part_name2&gt;" ]</text:p>
      <text:p text:style-name="CheatText">}</text:p>
      <text:p text:style-name="CheatText"/>
      <text:p text:style-name="CheatText">"<text:span text:style-name="T2">pretty-print</text:span>" : </text:p>
      <text:p text:style-name="CheatText">{</text:p>
      <text:p text:style-name="CheatText"><text:s text:c="2"/>"general" :</text:p>
      <text:p text:style-name="CheatText"><text:s text:c="2"/>{</text:p>
      <text:p text:style-name="CheatText"><text:s text:c="4"/>"indent-string" <text:s text:c="7"/>: " <text:s/>"</text:p>
      <text:p text:style-name="CheatText"><text:s text:c="2"/>},</text:p>
      <text:p text:style-name="CheatText"><text:s text:c="2"/>"comments" :</text:p>
      <text:p text:style-name="CheatText"><text:s text:c="2"/>{</text:p>
      <text:p text:style-name="CheatText"><text:s text:c="4"/>"trailing" :</text:p>
      <text:p text:style-name="CheatText"><text:s text:c="4"/>{</text:p>
      <text:p text:style-name="CheatText"><text:s text:c="6"/>"keep-column" <text:s text:c="7"/>: false,</text:p>
      <text:p text:style-name="CheatText"><text:s text:c="6"/>"comment-cols" <text:s text:c="6"/>: [50, 70, 90],</text:p>
      <text:p text:style-name="CheatText"><text:s text:c="6"/>"padding" <text:s text:c="11"/>: " <text:s/>"</text:p>
      <text:p text:style-name="CheatText"><text:s text:c="4"/>}</text:p>
      <text:p text:style-name="CheatText"><text:s text:c="2"/>},</text:p>
      <text:p text:style-name="CheatText"><text:s text:c="2"/>"blocks" :</text:p>
      <text:p text:style-name="CheatText"><text:s text:c="2"/>{</text:p>
      <text:p text:style-name="CheatText"><text:s text:c="4"/>"align-with-curlies" <text:s text:c="2"/>: false,</text:p>
      <text:p text:style-name="CheatText"><text:s text:c="4"/>"open-curly" :</text:p>
      <text:p text:style-name="CheatText"><text:s text:c="4"/>{</text:p>
      <text:p text:style-name="CheatText"><text:s text:c="6"/>"newline-before" <text:s text:c="4"/>: "m",</text:p>
      <text:p text:style-name="CheatText"><text:s text:c="6"/>"indent-before" <text:s text:c="5"/>: false</text:p>
      <text:p text:style-name="CheatText"><text:s text:c="4"/>}</text:p>
      <text:p text:style-name="CheatText"><text:s text:c="2"/>}</text:p>
      <text:p text:style-name="CheatText">}</text:p>
      <text:p text:style-name="CheatText"/>
      <text:p text:style-name="CheatText">"<text:span text:style-name="T2">require</text:span>" :</text:p>
      <text:p text:style-name="CheatText">{</text:p>
      <text:p text:style-name="CheatText"><text:s text:c="2"/>"&lt;class_name&gt;" : [ "qx.util", "qx.fx" ]</text:p>
      <text:p text:style-name="CheatText">}</text:p>
      <text:p text:style-name="CheatText"/>
      <text:p text:style-name="CheatText">"<text:span text:style-name="T2">run</text:span>" : [ "&lt;job1&gt;", "&lt;job2&gt;", "&lt;job3&gt;" ]</text:p>
      <text:p text:style-name="CheatText">"<text:span text:style-name="T2">settings</text:span>" :</text:p>
      <text:p text:style-name="CheatText">{</text:p>
      <text:p text:style-name="CheatText"><text:s text:c="2"/>"qx.application" : "myapp"</text:p>
      <text:p text:style-name="CheatText">}</text:p>
      <text:p text:style-name="CheatText"/>
      <text:p text:style-name="CheatText">"<text:span text:style-name="T2">shell</text:span>" :</text:p>
      <text:p text:style-name="CheatText">{</text:p>
      <text:p text:style-name="CheatText"><text:s text:c="2"/>"command" : "echo foo bar baz"</text:p>
      <text:p text:style-name="CheatText">}</text:p>
      <text:p text:style-name="CheatText"/>
      <text:p text:style-name="CheatText">"<text:span text:style-name="T2">slice-images</text:span>" :</text:p>
      <text:p text:style-name="CheatText">{</text:p>
      <text:p text:style-name="CheatText"><text:s text:c="2"/>"images" : </text:p>
      <text:p text:style-name="CheatText"><text:s text:c="2"/>{</text:p>
      <text:p text:style-name="CheatText"><text:s text:c="4"/>"&lt;input_image&gt;" :</text:p>
      <text:p text:style-name="CheatText"><text:s text:c="4"/>{</text:p>
      <text:p text:style-name="CheatText"><text:s text:c="8"/>"prefix" <text:s text:c="6"/>: "&lt;string&gt;",</text:p>
      <text:p text:style-name="CheatText"><text:s text:c="8"/>"border-width" : 5</text:p>
      <text:p text:style-name="CheatText"><text:s text:c="4"/>}</text:p>
      <text:p text:style-name="CheatText"><text:s text:c="2"/>}</text:p>
      <text:p text:style-name="CheatText">}</text:p>
      <text:p text:style-name="CheatText"/>
      <text:p text:style-name="CheatText">"<text:span text:style-name="T2">translate</text:span>" :</text:p>
      <text:p text:style-name="CheatText">{</text:p>
      <text:p text:style-name="CheatText"><text:s text:c="2"/>"namespaces" : [ "qx.util" ],</text:p>
      <text:p text:style-name="CheatText"><text:s text:c="2"/>"locales" <text:s text:c="7"/>: [ "en", "de" ]</text:p>
      <text:p text:style-name="CheatText">}</text:p>
      <text:p text:style-name="CheatText"/>
      <text:p text:style-name="CheatText">"<text:span text:style-name="T2">variants</text:span>" :</text:p>
      <text:p text:style-name="CheatText">{</text:p>
      <text:p text:style-name="CheatText"><text:s text:c="2"/>"qx.debug" : [ "on" , "off" ]</text:p>
      <text:p text:style-name="CheatText">}</text:p>
      <text:p text:style-name="CheatText"/>
      <text:p text:style-name="CheatText">Full reference see: <text:a xlink:type="simple" xlink:href="http://qooxdoo.org/documentation/0.8/generator_config_ref"><text:span text:style-name="T3">http://qooxdoo.org/documentation/0.8/generator_config_re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ucida Sans Typewriter" svg:font-family="'Lucida Sans Typewriter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ucida Sans" svg:font-family="'Lucida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heatHeader" style:family="paragraph" style:parent-style-name="Heading_20_9" style:next-style-name="CheatText" style:class="text" style:master-page-name="">
      <style:paragraph-properties fo:margin-top="0.0799in" fo:margin-bottom="0.0402in" style:shadow="none"/>
      <style:text-properties fo:font-size="75%"/>
    </style:style>
    <style:style style:name="CheatText" style:family="paragraph" style:parent-style-name="Standard" style:class="text">
      <style:text-properties style:font-name="DejaVu Serif" fo:font-size="9pt" style:font-size-asian="9pt" style:font-size-complex="9pt"/>
    </style:style>
    <style:style style:name="CheatCode" style:family="paragraph" style:parent-style-name="CheatText" style:class="text">
      <style:paragraph-properties fo:background-color="#ff9966">
        <style:tab-stops/>
        <style:background-image/>
      </style:paragraph-properties>
      <style:text-properties style:font-name="Lucida Sans Typewriter" fo:font-size="7pt" style:font-size-asian="8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1701in" fo:margin-bottom="0.1701in" fo:margin-left="0.1701in" fo:margin-right="0.1701in" style:writing-mode="lr-tb" style:footnote-max-height="0in">
        <style:columns fo:column-count="3" fo:column-gap="0in">
          <style:column-sep style:width="0.0008in" style:color="#000000" style:height="100%"/>
          <style:column style:rel-width="5448*" fo:start-indent="0in" fo:end-indent="0in"/>
          <style:column style:rel-width="5448*" fo:start-indent="0in" fo:end-indent="0in"/>
          <style:column style:rel-width="544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Herchenröder</meta:initial-creator>
    <meta:creation-date>2009-04-22T10:34:29</meta:creation-date>
    <dc:creator>Thomas Herchenröder</dc:creator>
    <dc:date>2009-04-22T19:43:50</dc:date>
    <dc:language>en-US</dc:language>
    <meta:editing-cycles>13</meta:editing-cycles>
    <meta:editing-duration>PT9H9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2" meta:word-count="620" meta:character-count="6318"/>
  </office:meta>
</office:document-meta>
</file>